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0.99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75.6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57.96mm"/>
    </style:style>
    <style:style style:name="co15" style:family="table-column">
      <style:table-column-properties fo:break-before="auto" style:column-width="36.41mm"/>
    </style:style>
    <style:style style:name="co16" style:family="table-column">
      <style:table-column-properties fo:break-before="auto" style:column-width="87.37mm"/>
    </style:style>
    <style:style style:name="co17" style:family="table-column">
      <style:table-column-properties fo:break-before="auto" style:column-width="43.96mm"/>
    </style:style>
    <style:style style:name="co18" style:family="table-column">
      <style:table-column-properties fo:break-before="auto" style:column-width="22.38mm"/>
    </style:style>
    <style:style style:name="co19" style:family="table-column">
      <style:table-column-properties fo:break-before="auto" style:column-width="71.12mm"/>
    </style:style>
    <style:style style:name="co20" style:family="table-column">
      <style:table-column-properties fo:break-before="auto" style:column-width="85.67mm"/>
    </style:style>
    <style:style style:name="co21" style:family="table-column">
      <style:table-column-properties fo:break-before="auto" style:column-width="64.96mm"/>
    </style:style>
    <style:style style:name="co22" style:family="table-column">
      <style:table-column-properties fo:break-before="auto" style:column-width="41.15mm"/>
    </style:style>
    <style:style style:name="co23" style:family="table-column">
      <style:table-column-properties fo:break-before="auto" style:column-width="33.32mm"/>
    </style:style>
    <style:style style:name="co24" style:family="table-column">
      <style:table-column-properties fo:break-before="auto" style:column-width="35.84mm"/>
    </style:style>
    <style:style style:name="co25" style:family="table-column">
      <style:table-column-properties fo:break-before="auto" style:column-width="40.89mm"/>
    </style:style>
    <style:style style:name="co26" style:family="table-column">
      <style:table-column-properties fo:break-before="auto" style:column-width="71.38mm"/>
    </style:style>
    <style:style style:name="co27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 style:data-style-name="N100">
      <style:table-cell-properties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20_2">
      <style:table-cell-properties fo:background-color="transparent" style:rotation-align="none"/>
    </style:style>
    <style:style style:name="ce8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Normal_20_2" style:data-style-name="N100">
      <style:table-cell-properties fo:background-color="transparent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">
      <style:table-cell-properties fo:background-color="#d9d9d9" style:rotation-align="none"/>
    </style:style>
    <style:style style:name="ce1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 style:data-style-name="N100">
      <style:table-cell-properties style:rotation-align="none"/>
    </style:style>
    <style:style style:name="ce16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20_2_20_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2018_SNCF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9" table:number-columns-repeated="10" table:default-cell-style-name="Default"/>
        <table:table-column table:style-name="co8" table:number-columns-repeated="10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<text:s text:c="4"/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steme de collecte</text:p>
          </table:table-cell>
          <table:table-cell office:value-type="string" calcext:value-type="string">
            <text:p><text:s text:c="6"/>COL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5" office:value-type="string" calcext:value-type="string">
            <text:p>0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table:style-name="ce5" office:value-type="string" calcext:value-type="string">
            <text:p>0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ame tole</text:p>
          </table:table-cell>
          <table:table-cell table:style-name="ce5" office:value-type="string" calcext:value-type="string">
            <text:p>0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 ame</text:p>
          </table:table-cell>
          <table:table-cell table:style-name="ce5" office:value-type="string" calcext:value-type="string">
            <text:p>0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 fibre</text:p>
          </table:table-cell>
          <table:table-cell table:style-name="ce5" office:value-type="string" calcext:value-type="string">
            <text:p>0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 non arme</text:p>
          </table:table-cell>
          <table:table-cell table:style-name="ce5" office:value-type="string" calcext:value-type="string">
            <text:p>0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table:style-name="ce5" office:value-type="string" calcext:value-type="string">
            <text:p>0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table:style-name="ce5" office:value-type="string" calcext:value-type="string">
            <text:p>0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table:style-name="ce5" office:value-type="string" calcext:value-type="string">
            <text:p>0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HD annele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HD lisse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anne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annele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le galvanisee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5">
        <table:table-column table:style-name="co14" table:default-cell-style-name="ce7"/>
        <table:table-column table:style-name="co15" table:number-columns-repeated="2" table:default-cell-style-name="ce7"/>
        <table:table-column table:style-name="co16" table:default-cell-style-name="ce7"/>
        <table:table-column table:style-name="co15" table:number-columns-repeated="3" table:default-cell-style-name="ce7"/>
        <table:table-column table:style-name="co17" table:default-cell-style-name="ce7"/>
        <table:table-column table:style-name="co15" table:default-cell-style-name="ce7"/>
        <table:table-column table:style-name="co18" table:number-columns-repeated="1015" table:default-cell-style-name="ce7"/>
        <table:table-row table:style-name="ro1">
          <table:table-cell table:style-name="ce6" office:value-type="string" calcext:value-type="string">
            <text:p>#VARIANTES</text:p>
          </table:table-cell>
          <table:table-cell table:style-name="ce6" table:number-columns-repeated="4"/>
          <table:table-cell table:style-name="ce6" office:value-type="string" calcext:value-type="string">
            <text:p>Lamia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#Nom_champ </text:p>
          </table:table-cell>
          <table:table-cell table:style-name="ce6" office:value-type="string" calcext:value-type="string">
            <text:p>Type postgis</text:p>
          </table:table-cell>
          <table:table-cell table:style-name="ce6" office:value-type="string" calcext:value-type="string">
            <text:p>Op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entfield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Stockage</text:p>
          </table:table-cell>
          <table:table-cell table:style-name="ce6" office:value-type="string" calcext:value-type="string">
            <text:p>Parentfielddependant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6" office:value-type="string" calcext:value-type="string">
            <text:p>VARCHAR(255)</text:p>
          </table:table-cell>
          <table:table-cell/>
          <table:table-cell table:style-name="ce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6"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ypeReseau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" office:value-type="string" calcext:value-type="string">
            <text:p>Pluvial</text:p>
          </table:table-cell>
          <table:table-cell table:style-name="ce6" office:value-type="string" calcext:value-type="string">
            <text:p><text:s text:c="18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ypeAppAss</text:p>
          </table:table-cell>
          <table:table-cell table:style-name="ce8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oint de branchement</text:p>
          </table:table-cell>
          <table:table-cell table:style-name="ce10" office:value-type="string" calcext:value-type="string">
            <text:p>0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table:style-name="ce10" office:value-type="string" calcext:value-type="string">
            <text:p>0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table:style-name="ce10" office:value-type="string" calcext:value-type="string">
            <text:p>0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bitmetre</text:p>
          </table:table-cell>
          <table:table-cell table:style-name="ce10" office:value-type="string" calcext:value-type="string">
            <text:p>0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asse d eau</text:p>
          </table:table-cell>
          <table:table-cell table:style-name="ce10" office:value-type="string" calcext:value-type="string">
            <text:p>0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ssableur</text:p>
          </table:table-cell>
          <table:table-cell table:style-name="ce10" office:value-type="string" calcext:value-type="string">
            <text:p>0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versoir</text:p>
          </table:table-cell>
          <table:table-cell table:style-name="ce10" office:value-type="string" calcext:value-type="string">
            <text:p>0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phon</text:p>
          </table:table-cell>
          <table:table-cell table:style-name="ce10" office:value-type="string" calcext:value-type="string">
            <text:p>0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10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uits d'infiltration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6">
        <table:table-column table:style-name="co19" table:default-cell-style-name="ce3"/>
        <table:table-column table:style-name="co15" table:default-cell-style-name="ce3"/>
        <table:table-column table:style-name="co20" table:default-cell-style-name="ce3"/>
        <table:table-column table:style-name="co21" table:default-cell-style-name="ce3"/>
        <table:table-column table:style-name="co15" table:number-columns-repeated="3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8" table:number-columns-repeated="1013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2018_SNC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Ouvrage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egard</text:p>
          </table:table-cell>
          <table:table-cell table:style-name="ce15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anchement</text:p>
          </table:table-cell>
          <table:table-cell table:style-name="ce15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egard mixte EP EU</text:p>
          </table:table-cell>
          <table:table-cell table:style-name="ce15" office:value-type="float" office:value="62" calcext:value-type="float">
            <text:p>62</text:p>
          </table:table-cell>
          <table:table-cell/>
          <table:table-cell office:value-type="string" calcext:value-type="string">
            <text:p>Fosse sceptique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valoir</text:p>
          </table:table-cell>
          <table:table-cell table:style-name="ce15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ille</text:p>
          </table:table-cell>
          <table:table-cell table:style-name="ce15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ille avaloir</text:p>
          </table:table-cell>
          <table:table-cell table:style-name="ce15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te de buse</text:p>
          </table:table-cell>
          <table:table-cell table:style-name="ce15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outtière</text:p>
          </table:table-cell>
          <table:table-cell table:style-name="ce15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ste de refoulement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16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bourbeur/déshuileur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sceptique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de stockage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versoir d orage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jet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uisard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16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15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rbe</text:p>
          </table:table-cell>
          <table:table-cell office:value-type="string" calcext:value-type="string">
            <text:p><text:s text:c="22"/>H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ensem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p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van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armoi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Regard #########################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formetampon</text:p>
          </table:table-cell>
          <table:table-cell table:style-name="ce1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regard</text:p>
          </table:table-cell>
          <table:table-cell table:style-name="ce1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Poste refoulemen <text:s/>#########################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# Debourbeur desuileu <text:s/>#########################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Divers #########################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1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1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1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1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1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14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6" table:default-cell-style-name="ce17"/>
        <table:table-column table:style-name="co27" table:number-columns-repeated="7" table:default-cell-style-name="ce17"/>
        <table:table-column table:style-name="co18" table:number-columns-repeated="1016" table:default-cell-style-name="ce17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Etat <text:s text:c="2"/>#########################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# Autre <text:s text:c="2"/>#########################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4-20T16:03:03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8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